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82.71pt"/>
    </style:style>
    <style:style style:name="co8" style:family="table-column">
      <style:table-column-properties fo:break-before="auto" style:column-width="172.91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65.59pt"/>
    </style:style>
    <style:style style:name="co12" style:family="table-column">
      <style:table-column-properties fo:break-before="auto" style:column-width="424.06pt"/>
    </style:style>
    <style:style style:name="co13" style:family="table-column">
      <style:table-column-properties fo:break-before="auto" style:column-width="240.04pt"/>
    </style:style>
    <style:style style:name="co14" style:family="table-column">
      <style:table-column-properties fo:break-before="auto" style:column-width="226.4pt"/>
    </style:style>
    <style:style style:name="co15" style:family="table-column">
      <style:table-column-properties fo:break-before="auto" style:column-width="146.64pt"/>
    </style:style>
    <style:style style:name="co16" style:family="table-column">
      <style:table-column-properties fo:break-before="auto" style:column-width="380.55pt"/>
    </style:style>
    <style:style style:name="co17" style:family="table-column">
      <style:table-column-properties fo:break-before="auto" style:column-width="100.35pt"/>
    </style:style>
    <style:style style:name="co18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25pt" fo:break-before="auto" style:use-optimal-row-height="true"/>
    </style:style>
    <style:style style:name="ro12" style:family="table-row">
      <style:table-row-properties style:row-height="36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47pt" fo:break-before="auto" style:use-optimal-row-height="true"/>
    </style:style>
    <style:style style:name="ro15" style:family="table-row">
      <style:table-row-properties style:row-height="58pt" fo:break-before="auto" style:use-optimal-row-height="true"/>
    </style:style>
    <style:style style:name="ro16" style:family="table-row">
      <style:table-row-properties style:row-height="31.49pt" fo:break-before="auto" style:use-optimal-row-height="false"/>
    </style:style>
    <style:style style:name="ro17" style:family="table-row">
      <style:table-row-properties style:row-height="69pt" fo:break-before="auto" style:use-optimal-row-height="true"/>
    </style:style>
    <style:style style:name="ro18" style:family="table-row">
      <style:table-row-properties style:row-height="117.01pt" fo:break-before="auto" style:use-optimal-row-height="false"/>
    </style:style>
    <style:style style:name="ro19" style:family="table-row">
      <style:table-row-properties style:row-height="34.75pt" fo:break-before="auto" style:use-optimal-row-height="false"/>
    </style:style>
    <style:style style:name="ro20" style:family="table-row">
      <style:table-row-properties style:row-height="267.99pt" fo:break-before="auto" style:use-optimal-row-height="false"/>
    </style:style>
    <style:style style:name="ro2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407927"/>
    </style:style>
    <style:style style:name="ce29" style:family="table-cell" style:parent-style-name="Default">
      <style:table-cell-properties fo:background-color="#c2e0ae"/>
    </style:style>
    <style:style style:name="ce30" style:family="table-cell" style:parent-style-name="Default">
      <style:table-cell-properties fo:background-color="#fff200"/>
    </style:style>
    <style:style style:name="ce24" style:family="table-cell" style:parent-style-name="Default">
      <style:table-cell-properties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2e0ae"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5" style:family="table-cell" style:parent-style-name="Default">
      <style:table-cell-properties fo:background-color="#bce4e5" fo:wrap-option="wrap" loext:vertical-justify="auto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26" style:family="table-cell" style:parent-style-name="Default">
      <style:table-cell-properties fo:background-color="#fff685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8" style:family="table-cell" style:parent-style-name="Default">
      <style:table-cell-properties style:text-align-source="fix" style:repeat-content="true" fo:background-color="transparent" fo:wrap-option="wrap" style:vertical-align="justify" loext:vertical-justify="auto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820f71" style:text-align-source="fix" style:repeat-content="false" fo:wrap-option="wrap" style:vertical-align="middle" loext:vertical-justify="auto"/>
      <style:paragraph-properties fo:text-align="center" fo:margin-left="0pt"/>
      <style:text-properties fo:color="#dddddd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53" style:family="table-cell" style:parent-style-name="Default">
      <style:table-cell-properties fo:background-color="#ce181e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4070a" style:text-underline-style="none" style:text-underline-color="font-color"/>
    </style:style>
    <style:style style:name="T4" style:family="text">
      <style:text-properties fo:color="#ed1c24"/>
    </style:style>
    <style:style style:name="T5" style:family="text">
      <style:text-properties fo:color="#407927"/>
    </style:style>
    <style:style style:name="T6" style:family="text">
      <style:text-properties fo:color="#407927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ed1c24"/>
    </style:style>
    <style:style style:name="T1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07927"/>
    </style:style>
    <style:style style:name="T11" style:family="text">
      <style:text-properties fo:color="#ba131a"/>
    </style:style>
    <style:style style:name="T12" style:family="text">
      <style:text-properties fo:color="#579835"/>
    </style:style>
    <style:style style:name="T13" style:family="text">
      <style:text-properties fo:color="#94070a" fo:font-style="italic" style:font-style-asian="italic" style:font-style-complex="italic"/>
    </style:style>
    <style:style style:name="T1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15" style:family="text">
      <style:text-properties fo:color="#ef413d" fo:font-weight="bold" style:font-weight-asian="bold" style:font-weight-complex="bold"/>
    </style:style>
    <style:style style:name="T16" style:family="text">
      <style:text-properties fo:color="#579835" fo:font-weight="bold" style:font-weight-asian="bold" style:font-weight-complex="bold"/>
    </style:style>
    <style:style style:name="T1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ef413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1">
        <table:table-column table:style-name="co7" table:default-cell-style-name="Default"/>
        <table:table-row table:style-name="ro6">
          <table:table-cell office:value-type="string" calcext:value-type="string">
            <text:p>pas de lien inscription (lien bleu)</text:p>
          </table:table-cell>
        </table:table-row>
        <table:table-row table:style-name="ro6">
          <table:table-cell office:value-type="string" calcext:value-type="string">
            <text:p>Producteur.e (singulier) Producteurs.es (pluriel) </text:p>
          </table:table-cell>
        </table:table-row>
        <table:table-row table:style-name="ro6">
          <table:table-cell office:value-type="string" calcext:value-type="string">
            <text:p>Référencé.e (même principe).</text:p>
          </table:table-cell>
        </table:table-row>
        <table:table-row table:style-name="ro6">
          <table:table-cell office:value-type="string" calcext:value-type="string">
            <text:p>Dans le teste page index pour inscription placer <text:span text:style-name="T1">(CET)</text:span><text:span text:style-name="T2"> après castillon en transition.</text:span></text:p>
          </table:table-cell>
        </table:table-row>
        <table:table-row table:style-name="ro6">
          <table:table-cell office:value-type="string" calcext:value-type="string">
            <text:p>Porte <text:span text:style-name="T1">ce </text:span><text:span text:style-name="T2">projet de dévelopement.</text:span></text:p>
          </table:table-cell>
        </table:table-row>
        <table:table-row table:style-name="ro6">
          <table:table-cell table:style-name="ce18" office:value-type="string" calcext:value-type="string">
            <text:p><text:span text:style-name="T1">C</text:span>ircuits <text:span text:style-name="T1">A</text:span>limentaires <text:span text:style-name="T1">L</text:span>ocaux <text:span text:style-name="T1">(CAL)</text:span></text:p>
          </table:table-cell>
        </table:table-row>
        <table:table-row table:style-name="ro6">
          <table:table-cell office:value-type="string" calcext:value-type="string">
            <text:p>Banière Carousel : tout à la fin du texte (page d’index).</text:p>
          </table:table-cell>
        </table:table-row>
        <table:table-row table:style-name="ro6">
          <table:table-cell office:value-type="string" calcext:value-type="string">
            <text:p>Index : CDC après avoir écrit au moins une fois Communauté de Communes.</text:p>
          </table:table-cell>
        </table:table-row>
        <table:table-row table:style-name="ro6">
          <table:table-cell office:value-type="string" calcext:value-type="string">
            <text:p>Cet annuaire sera diffusé<text:span text:style-name="T3">e</text:span></text:p>
          </table:table-cell>
        </table:table-row>
        <table:table-row table:style-name="ro6">
          <table:table-cell table:style-name="ce20" office:value-type="string" calcext:value-type="string">
            <text:p>une version papier <text:span text:style-name="T4">(pas flyer)</text:span></text:p>
          </table:table-cell>
        </table:table-row>
        <table:table-row table:style-name="ro6">
          <table:table-cell office:value-type="string" calcext:value-type="string">
            <text:p>Bas de page : nous sommes une <text:span text:style-name="T4">Organisation</text:span> Association à but non lucratif</text:p>
          </table:table-cell>
        </table:table-row>
        <table:table-row table:style-name="ro6">
          <table:table-cell office:value-type="string" calcext:value-type="string">
            <text:p>À Castillon, Tiers Lieu : une épicerie bio <text:span text:style-name="T4">coopérative </text:span><text:span text:style-name="T5">participative</text:span>, un café associatif, un espace de création et de travail partagé.</text:p>
          </table:table-cell>
        </table:table-row>
        <table:table-row table:style-name="ro6">
          <table:table-cell office:value-type="string" calcext:value-type="string">
            <text:p>Nous sommes actif<text:span text:style-name="T5">s</text:span> sur Facebook !</text:p>
          </table:table-cell>
        </table:table-row>
        <table:table-row table:style-name="ro6">
          <table:table-cell office:value-type="string" calcext:value-type="string">
            <text:p>P1 !!!! Fix<text:span text:style-name="T6">e</text:span></text:p>
          </table:table-cell>
        </table:table-row>
        <table:table-row table:style-name="ro6">
          <table:table-cell office:value-type="string" calcext:value-type="string">
            <text:p>P1 : nom <text:span text:style-name="T4">commercial</text:span> de la ferme.</text:p>
          </table:table-cell>
        </table:table-row>
        <table:table-row table:style-name="ro6">
          <table:table-cell office:value-type="string" calcext:value-type="string">
            <text:p>P1 : Nom de la ferme &gt;&gt; non obligatoire + libellé = Nom de la ferme si différent</text:p>
          </table:table-cell>
        </table:table-row>
        <table:table-row table:style-name="ro6">
          <table:table-cell office:value-type="string" calcext:value-type="string">
            <text:p>P1 Cagette : intégrer au bloc données web &gt;&gt; en dessous du champ Facebook.</text:p>
          </table:table-cell>
        </table:table-row>
        <table:table-row table:style-name="ro6">
          <table:table-cell office:value-type="string" calcext:value-type="string">
            <text:p>P1 : I<text:span text:style-name="T4">n</text:span><text:span text:style-name="T7">s</text:span>tagram</text:p>
          </table:table-cell>
        </table:table-row>
        <table:table-row table:style-name="ro6">
          <table:table-cell office:value-type="string" calcext:value-type="string">
            <text:p>P1 : Instagram</text:p>
          </table:table-cell>
        </table:table-row>
        <table:table-row table:style-name="ro6">
          <table:table-cell office:value-type="string" calcext:value-type="string">
            <text:p>P1 : Producteur d'algues<text:span text:style-name="T4">0001</text:span></text:p>
          </table:table-cell>
        </table:table-row>
        <table:table-row table:style-name="ro6">
          <table:table-cell office:value-type="string" calcext:value-type="string">
            <text:p>P1 : bloc activités de production &gt;&gt; re copier coller tous les libellés suite à [à faire Céline Thomas]</text:p>
          </table:table-cell>
        </table:table-row>
        <table:table-row table:style-name="ro6">
          <table:table-cell office:value-type="string" calcext:value-type="string">
            <text:p>P1 : <text:s/>sodage repasse sur tous les textes (dans le PDF) vérifier ortho puis repasse de corrctifs en réu avec Céline [à faire Céline Thomas]</text:p>
          </table:table-cell>
        </table:table-row>
        <table:table-row table:style-name="ro6">
          <table:table-cell table:style-name="ce29" office:value-type="string" calcext:value-type="string">
            <text:p>P2 : Renseignez <text:span text:style-name="T5">les</text:span> lieux de distribution ou de vente : </text:p>
          </table:table-cell>
        </table:table-row>
        <table:table-row table:style-name="ro6">
          <table:table-cell table:style-name="ce30" office:value-type="string" calcext:value-type="string">
            <text:p>* : lieux de dist : Marches (idem que drive &gt;&gt; adr et jours).</text:p>
          </table:table-cell>
        </table:table-row>
        <table:table-row table:style-name="ro6">
          <table:table-cell table:style-name="ce29" office:value-type="string" calcext:value-type="string">
            <text:p>Page solidarité : entraide<text:span text:style-name="T4"> et</text:span> coup de main </text:p>
          </table:table-cell>
        </table:table-row>
        <table:table-row table:style-name="ro6">
          <table:table-cell table:style-name="ce29" office:value-type="string" calcext:value-type="string">
            <text:p><text:span text:style-name="T8">Page solidarité : !page de  </text:span><text:span text:style-name="T9">journée </text:span><text:span text:style-name="T10">temps </text:span>de réflexion!</text:p>
          </table:table-cell>
        </table:table-row>
        <table:table-row table:style-name="ro6">
          <table:table-cell office:value-type="string" calcext:value-type="string">
            <text:p>Page de récap : ajouter (sous le bloc déclaratif) un bloc type alert/warning pour garantir la confidentialité des informations saisies dans la section sondage.</text:p>
          </table:table-cell>
        </table:table-row>
        <table:table-row table:style-name="ro6">
          <table:table-cell table:style-name="ce29" office:value-type="string" calcext:value-type="string">
            <text:p>Modal :  nous avons besoin<text:span text:style-name="T11">s</text:span> de v</text:p>
          </table:table-cell>
        </table:table-row>
        <table:table-row table:style-name="ro6">
          <table:table-cell office:value-type="string" calcext:value-type="string">
            <text:p>* : bien expliquer que les données sont 100% garantis non exploitables et ne seront pas partager avec une entité tiers. </text:p>
          </table:table-cell>
        </table:table-row>
        <table:table-row table:style-name="ro6">
          <table:table-cell table:style-name="ce24" office:value-type="string" calcext:value-type="string">
            <text:p>Nous utiliserons votre contact pour vous faire part des suggestions suivantes :</text:p>
          </table:table-cell>
        </table:table-row>
        <table:table-row table:style-name="ro6">
          <table:table-cell table:style-name="ce32" office:value-type="string" calcext:value-type="string">
            <text:p>Notre projet vous est expliqué <text:span text:style-name="T12">Voici notre projet (Circuits A L)</text:span></text:p>
          </table:table-cell>
        </table:table-row>
        <table:table-row table:style-name="ro6">
          <table:table-cell office:value-type="string" calcext:value-type="string">
            <text:p>Modale Notre Projet : tout au masculin + fautes. [à faire Céline Thomas]</text:p>
          </table:table-cell>
        </table:table-row>
        <table:table-row table:style-name="ro6">
          <table:table-cell office:value-type="string" calcext:value-type="string">
            <text:p>Modale Notre Projet : ajouter les lieux de diffusios (mairies, ect). [à faire Céline Thomas]</text:p>
          </table:table-cell>
        </table:table-row>
        <table:table-row table:style-name="ro6">
          <table:table-cell table:style-name="ce29" office:value-type="string" calcext:value-type="string">
            <text:p>Bas de page &gt;&gt; supprimer <text:span text:style-name="T13">Qui nous sommes :</text:span></text:p>
          </table:table-cell>
        </table:table-row>
        <table:table-row table:style-name="ro6">
          <table:table-cell table:style-name="ce29" office:value-type="string" calcext:value-type="string">
            <text:p>Menu &gt;&gt; Notre Projet &gt;&gt; Notre Projet CAL (le besoin est de visuellement voir tout de suite “Circuits Ali.. Courts”.</text:p>
          </table:table-cell>
        </table:table-row>
      </table:table>
      <table:table table:name="recette v4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79"/>
        <table:table-column table:style-name="co13" table:default-cell-style-name="ce58"/>
        <table:table-column table:style-name="co6" table:default-cell-style-name="Default"/>
        <table:table-column table:style-name="co14" table:default-cell-style-name="Default"/>
        <table:table-column table:style-name="co6" table:number-columns-repeated="1015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<text:s/>??? mixte ???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fusionné avec difficultés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45" office:value-type="string" calcext:value-type="string">
            <text:p>demander si à faire</text:p>
          </table:table-cell>
          <table:table-cell table:style-name="ce51"/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/>
          <table:table-cell table:style-name="ce19" office:value-type="string" calcext:value-type="string">
            <text:p>v4</text:p>
          </table:table-cell>
          <table:table-cell table:style-name="ce19"/>
          <table:table-cell table:style-name="ce25" office:value-type="string" calcext:value-type="string">
            <text:p>correctif</text:p>
          </table:table-cell>
          <table:table-cell table:style-name="ce27" office:value-type="string" calcext:value-type="string">
            <text:p>Ordre du sondage : n2 avant n1 (commencer par vous êtes ?)</text:p>
          </table:table-cell>
          <table:table-cell table:style-name="ce80" office:value-type="string" calcext:value-type="string">
            <text:p>corrigé</text:p>
          </table:table-cell>
          <table:table-cell table:style-name="ce19"/>
          <table:table-cell table:style-name="ce19" office:value-type="string" calcext:value-type="string">
            <text:p>Le sondage est couplé. La première zone difficultés n’enfait pas partie. Cette zone peux venir avant ou après le sondage mais pas au millieu.</text:p>
          </table:table-cell>
          <table:table-cell table:style-name="ce19"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7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8">
          <table:table-cell table:style-name="ce19" office:value-type="string" calcext:value-type="string">
            <text:p>Groupe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5" office:value-type="string" calcext:value-type="string">
            <text:p>correctif</text:p>
          </table:table-cell>
          <table:table-cell table:style-name="ce38" office:value-type="string" calcext:value-type="string">
            <text:p>Corrections sur V4 (session en groupe) :</text:p>
            <text:p/>
            <text:p><text:span text:style-name="T8">Garantit </text:span><text:span text:style-name="T14">FAIT</text:span></text:p>
            <text:p/>
            <text:p>vos clients ( vos consommateurs) : <text:span text:style-name="T15">??????</text:span></text:p>
            <text:p/>
            <text:p><text:span text:style-name="T8">InformationS au pluriel </text:span><text:span text:style-name="T14">FAIT</text:span></text:p>
            <text:p/>
            <text:p><text:span text:style-name="T8">Nom de la ferme ( supprimer commercial) </text:span><text:span text:style-name="T14">FAIT</text:span></text:p>
            <text:p/>
            <text:p>Cagette.net : à déplacer dans la zone de commercialisation</text:p>
            <text:p/>
            <text:p><text:span text:style-name="T8">zone sur les outils digitaux : à dérouler : </text:span><text:span text:style-name="T14">FAIT</text:span></text:p>
            <text:p/>
            <text:p><text:span text:style-name="T8">Vos activités ( au pluriel) </text:span><text:span text:style-name="T14">FAIT</text:span></text:p>
            <text:p/>
            <text:p>supprimer "organisme certificateur bio" : <text:span text:style-name="T16">FAIT</text:span></text:p>
            <text:p/>
            <text:p><text:span text:style-name="T8">mettre en gras "plein champ" et "serre" </text:span><text:span text:style-name="T14">FAIT</text:span></text:p>
            <text:p/>
            <text:p>Pour mieux vous connaître (ces informations sont confidentielles) : ( sondage) <text:span text:style-name="T16">FAIT</text:span></text:p>
            <text:p/>
            <text:p>vous êtes installés x hors cadre familial .... précisez : ...…<text:span text:style-name="T15"> ne peux être automatisé pour l’instant.</text:span></text:p>
            <text:p/>
            <text:p><text:span text:style-name="T8">formation agricole : précisez : .… </text:span><text:span text:style-name="T17"> ne peux être automatisé pour l’instant.</text:span></text:p>
            <text:p/>
            <text:p/>
            <text:p><text:span text:style-name="T8">d'une aide à la reconversion précisez : ....  </text:span><text:span text:style-name="T17"> ne peux être automatisé pour l’instant.</text:span></text:p>
            <text:p/>
          </table:table-cell>
          <table:table-cell table:style-name="ce33" office:value-type="string" calcext:value-type="string">
            <text:p>corrigé</text:p>
          </table:table-cell>
          <table:table-cell table:style-name="ce53" office:value-type="string" calcext:value-type="string">
            <text:p>Majeur</text:p>
          </table:table-cell>
          <table:table-cell table:style-name="ce19" office:value-type="string" calcext:value-type="string">
            <text:p>Les pchamp de saisies pour pécisions dans le sondage ne peuvent être ajoutées aussifacilement car le sondage est automatisé depuis un fichier plat.</text:p>
          </table:table-cell>
          <table:table-cell table:style-name="ce19" table:number-columns-repeated="1015"/>
        </table:table-row>
        <table:table-row table:style-name="ro19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39" office:value-type="string" calcext:value-type="string">
            <text:p>erreurede spec ?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41" office:value-type="string" calcext:value-type="string">
            <text:p>Ne sera pas corrigé</text:p>
          </table:table-cell>
          <table:table-cell table:style-name="ce19"/>
          <table:table-cell table:style-name="ce19" office:value-type="string" calcext:value-type="string">
            <text:p>Le producteur peux s’inscrire deux fois s’il le souhaite.</text:p>
          </table:table-cell>
          <table:table-cell table:style-name="ce19"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6" office:value-type="string" calcext:value-type="string">
            <text:p>test</text:p>
          </table:table-cell>
          <table:table-cell office:value-type="string" calcext:value-type="string">
            <text:p>tester drive avec adresse et jours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aut-il supprimer les options “Autre(s)” dans les fichiers plats ????</text:p>
          </table:table-cell>
          <table:table-cell table:style-name="ce39" office:value-type="string" calcext:value-type="string">
            <text:p>erreurede spec ?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Prendre connaissance de notre politique relative aux données numériques.</text:p>
          </table:table-cell>
          <table:table-cell table:style-name="ce80" office:value-type="string" calcext:value-type="string">
            <text:p>corrigé</text:p>
          </table:table-cell>
          <table:table-cell/>
          <table:table-cell office:value-type="string" calcext:value-type="string">
            <text:p>voir fenetre modale suite à click sur le lien.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recharger les listes sans redémarrer le serveur et la session php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* : lieux de dist : Marches (idem que drive &gt;&gt; adr et jours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P2 : Renseignez <text:span text:style-name="T5">les</text:span> lieux de distribution ou de vente :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Page solidarité : entraide<text:span text:style-name="T4"> et</text:span> coup de main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<text:span text:style-name="T8">Page solidarité : !page de  </text:span><text:span text:style-name="T9">journée </text:span><text:span text:style-name="T10">temps </text:span>de réflexion!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Modal :  nous avons besoin<text:span text:style-name="T11">s</text:span> de v (modale P1)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ce24" office:value-type="string" calcext:value-type="string">
            <text:p>Notre projet vous est expliqué <text:span text:style-name="T12">Voici notre projet (Circuits A L)</text:span>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Bas de page &gt;&gt; supprimer <text:span text:style-name="T13">Qui nous sommes :</text:span>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Menu &gt;&gt; Notre Projet &gt;&gt; Notre Projet CAL (le besoin est de visuellement voir tout de suite “Circuits Ali.. Courts”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5" table:default-cell-style-name="ce84"/>
        <table:table-column table:style-name="co16" table:default-cell-style-name="Default"/>
        <table:table-column table:style-name="co17" table:default-cell-style-name="Default"/>
        <table:table-column table:style-name="co6" table:number-columns-repeated="1021" table:default-cell-style-name="Default"/>
        <table:table-row table:style-name="ro21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8" table:default-cell-style-name="Default"/>
        <table:table-row table:style-name="ro6">
          <table:table-cell table:number-columns-repeated="2"/>
        </table:table-row>
      </table:table>
      <table:named-expressions/>
      <table:database-ranges>
        <table:database-range table:name="__Anonymous_Sheet_DB__2" table:target-range-address="'recette v4'.G1:'recette v4'.G4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20:47:19.911900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4T21:20:56.888665217</dc:date>
    <meta:editing-duration>P1DT11H45M2S</meta:editing-duration>
    <meta:editing-cycles>212</meta:editing-cycles>
    <meta:generator>LibreOffice/6.0.7.3$Linux_X86_64 LibreOffice_project/00m0$Build-3</meta:generator>
    <meta:document-statistic meta:table-count="5" meta:cell-count="518" meta:object-count="0"/>
  </office:meta>
</office:document-meta>
</file>